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8bd" officeooo:paragraph-rsid="000d28bd" style:font-weight-asian="bold" style:font-weight-complex="bold"/>
    </style:style>
    <style:style style:name="P2" style:family="paragraph" style:parent-style-name="Standard">
      <style:text-properties fo:font-weight="bold" officeooo:rsid="000e0e42" officeooo:paragraph-rsid="000e0e42" style:font-weight-asian="bold" style:font-weight-complex="bold"/>
    </style:style>
    <style:style style:name="P3" style:family="paragraph" style:parent-style-name="Standard">
      <style:text-properties fo:font-weight="bold" officeooo:rsid="000edcec" officeooo:paragraph-rsid="000edcec" style:font-weight-asian="bold" style:font-weight-complex="bold"/>
    </style:style>
    <style:style style:name="P4" style:family="paragraph" style:parent-style-name="Standard">
      <style:text-properties fo:font-weight="bold" officeooo:rsid="001049c2" officeooo:paragraph-rsid="001049c2" style:font-weight-asian="bold" style:font-weight-complex="bold"/>
    </style:style>
    <style:style style:name="P5" style:family="paragraph" style:parent-style-name="Standard">
      <style:text-properties officeooo:paragraph-rsid="000c947e"/>
    </style:style>
    <style:style style:name="P6" style:family="paragraph" style:parent-style-name="Standard">
      <style:text-properties officeooo:paragraph-rsid="000fc5c8"/>
    </style:style>
    <style:style style:name="P7" style:family="paragraph" style:parent-style-name="Standard">
      <style:text-properties officeooo:rsid="001049c2" officeooo:paragraph-rsid="001049c2"/>
    </style:style>
    <style:style style:name="P8" style:family="paragraph" style:parent-style-name="Standard">
      <style:text-properties fo:font-weight="normal" officeooo:rsid="000c947e" officeooo:paragraph-rsid="000c947e" style:font-weight-asian="normal" style:font-weight-complex="normal"/>
    </style:style>
    <style:style style:name="P9" style:family="paragraph" style:parent-style-name="Standard">
      <style:text-properties fo:font-weight="normal" officeooo:rsid="000c947e" officeooo:paragraph-rsid="000d28bd" style:font-weight-asian="normal" style:font-weight-complex="normal"/>
    </style:style>
    <style:style style:name="P10" style:family="paragraph" style:parent-style-name="Standard">
      <style:text-properties fo:font-weight="normal" officeooo:rsid="000e0e42" officeooo:paragraph-rsid="000e0e42" style:font-weight-asian="normal" style:font-weight-complex="normal"/>
    </style:style>
    <style:style style:name="P11" style:family="paragraph" style:parent-style-name="Standard">
      <style:text-properties fo:font-weight="normal" officeooo:rsid="000edcec" officeooo:paragraph-rsid="000edcec" style:font-weight-asian="normal" style:font-weight-complex="normal"/>
    </style:style>
    <style:style style:name="P12" style:family="paragraph" style:parent-style-name="Standard">
      <style:text-properties officeooo:rsid="0015f1c2" officeooo:paragraph-rsid="0011ba64"/>
    </style:style>
    <style:style style:name="P13" style:family="paragraph" style:parent-style-name="Standard" style:list-style-name="L1">
      <style:text-properties fo:font-weight="normal" officeooo:rsid="000c947e" officeooo:paragraph-rsid="000c947e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1ba64" officeooo:paragraph-rsid="0011ba6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1ba64" officeooo:paragraph-rsid="0011ba64" style:font-weight-asian="normal" style:font-weight-complex="normal"/>
    </style:style>
    <style:style style:name="P16" style:family="paragraph" style:parent-style-name="Standard" style:list-style-name="L8">
      <style:text-properties fo:font-weight="normal" officeooo:rsid="0011ba64" officeooo:paragraph-rsid="0011ba64" style:font-weight-asian="normal" style:font-weight-complex="normal"/>
    </style:style>
    <style:style style:name="P17" style:family="paragraph" style:parent-style-name="Standard" style:list-style-name="L9">
      <style:text-properties fo:font-weight="normal" officeooo:rsid="0011ba64" officeooo:paragraph-rsid="0011ba64" style:font-weight-asian="normal" style:font-weight-complex="normal"/>
    </style:style>
    <style:style style:name="P18" style:family="paragraph" style:parent-style-name="Standard">
      <style:text-properties fo:font-weight="normal" officeooo:rsid="0011ba64" officeooo:paragraph-rsid="0011ba64" style:font-weight-asian="normal" style:font-weight-complex="normal"/>
    </style:style>
    <style:style style:name="P19" style:family="paragraph" style:parent-style-name="Standard" style:list-style-name="L13">
      <style:text-properties fo:font-weight="normal" officeooo:rsid="0011ba64" officeooo:paragraph-rsid="0011ba64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0d28bd" officeooo:paragraph-rsid="000d28bd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0e0e42" officeooo:paragraph-rsid="000e0e42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e0e42" officeooo:paragraph-rsid="000f66a0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0e0e42" officeooo:paragraph-rsid="000e0e4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f66a0" officeooo:paragraph-rsid="000f66a0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0f66a0" officeooo:paragraph-rsid="000f66a0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0edcec" officeooo:paragraph-rsid="000edcec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0edcec" officeooo:paragraph-rsid="000edcec" style:font-weight-asian="normal" style:font-weight-complex="normal"/>
    </style:style>
    <style:style style:name="P28" style:family="paragraph" style:parent-style-name="Standard">
      <style:text-properties fo:font-weight="normal" officeooo:rsid="001049c2" officeooo:paragraph-rsid="001049c2" style:font-weight-asian="normal" style:font-weight-complex="normal"/>
    </style:style>
    <style:style style:name="P29" style:family="paragraph" style:parent-style-name="Standard" style:list-style-name="L8">
      <style:text-properties fo:font-weight="normal" officeooo:rsid="0010e090" officeooo:paragraph-rsid="0010e090" style:font-weight-asian="normal" style:font-weight-complex="normal"/>
    </style:style>
    <style:style style:name="P30" style:family="paragraph" style:parent-style-name="Standard" style:list-style-name="L9">
      <style:text-properties fo:font-weight="normal" officeooo:rsid="0010e090" officeooo:paragraph-rsid="0011ba64" style:font-weight-asian="normal" style:font-weight-complex="normal"/>
    </style:style>
    <style:style style:name="P31" style:family="paragraph" style:parent-style-name="Standard" style:list-style-name="L1">
      <style:text-properties officeooo:rsid="000d28bd" officeooo:paragraph-rsid="000d28bd"/>
    </style:style>
    <style:style style:name="P32" style:family="paragraph" style:parent-style-name="Standard" style:list-style-name="L2">
      <style:text-properties officeooo:rsid="0015f1c2" officeooo:paragraph-rsid="0011ba64"/>
    </style:style>
    <style:style style:name="P33" style:family="paragraph" style:parent-style-name="Standard" style:list-style-name="L5">
      <style:text-properties officeooo:rsid="0015f1c2" officeooo:paragraph-rsid="0011e5a4"/>
    </style:style>
    <style:style style:name="P34" style:family="paragraph" style:parent-style-name="Standard" style:list-style-name="L10">
      <style:text-properties officeooo:rsid="0015f1c2" officeooo:paragraph-rsid="0011ba64"/>
    </style:style>
    <style:style style:name="P35" style:family="paragraph" style:parent-style-name="Standard" style:list-style-name="L11">
      <style:text-properties officeooo:rsid="0015f1c2" officeooo:paragraph-rsid="0011ba64"/>
    </style:style>
    <style:style style:name="P36" style:family="paragraph" style:parent-style-name="Standard" style:list-style-name="L12">
      <style:text-properties officeooo:rsid="0015f1c2" officeooo:paragraph-rsid="0011ba64"/>
    </style:style>
    <style:style style:name="P37" style:family="paragraph" style:parent-style-name="Standard" style:list-style-name="L13">
      <style:text-properties officeooo:rsid="0015f1c2" officeooo:paragraph-rsid="0011ba64"/>
    </style:style>
    <style:style style:name="P38" style:family="paragraph" style:parent-style-name="Standard" style:list-style-name="L2">
      <style:text-properties fo:font-weight="bold" officeooo:rsid="000e0e42" officeooo:paragraph-rsid="000e0e42" style:font-weight-asian="bold" style:font-weight-complex="bold"/>
    </style:style>
    <style:style style:name="P39" style:family="paragraph" style:parent-style-name="Standard" style:list-style-name="L4">
      <style:text-properties fo:font-weight="bold" officeooo:rsid="000edcec" officeooo:paragraph-rsid="000edcec" style:font-weight-asian="bold" style:font-weight-complex="bold"/>
    </style:style>
    <style:style style:name="P40" style:family="paragraph" style:parent-style-name="Standard" style:list-style-name="L4">
      <style:text-properties fo:font-weight="bold" officeooo:rsid="000f66a0" officeooo:paragraph-rsid="000f66a0" style:font-weight-asian="bold" style:font-weight-complex="bold"/>
    </style:style>
    <style:style style:name="P41" style:family="paragraph" style:parent-style-name="Standard" style:list-style-name="L9">
      <style:text-properties fo:font-weight="bold" officeooo:rsid="0010e090" officeooo:paragraph-rsid="0011ba64" style:font-weight-asian="bold" style:font-weight-complex="bold"/>
    </style:style>
    <style:style style:name="P42" style:family="paragraph" style:parent-style-name="Standard">
      <style:text-properties fo:font-weight="bold" officeooo:rsid="001744fc" officeooo:paragraph-rsid="001744fc" style:font-weight-asian="bold" style:font-weight-complex="bold"/>
    </style:style>
    <style:style style:name="P43" style:family="paragraph" style:parent-style-name="Standard" style:list-style-name="L14">
      <style:text-properties fo:font-weight="bold" officeooo:rsid="001744fc" officeooo:paragraph-rsid="001744fc" style:font-weight-asian="bold" style:font-weight-complex="bold"/>
    </style:style>
    <style:style style:name="P44" style:family="paragraph" style:parent-style-name="Standard" style:list-style-name="L5"/>
    <style:style style:name="P45" style:family="paragraph" style:parent-style-name="Standard" style:list-style-name="L5">
      <style:text-properties officeooo:rsid="0011ba64" officeooo:paragraph-rsid="0011e5a4"/>
    </style:style>
    <style:style style:name="P46" style:family="paragraph" style:parent-style-name="Standard" style:list-style-name="L10">
      <style:text-properties officeooo:rsid="0011ba64" officeooo:paragraph-rsid="0011ba64"/>
    </style:style>
    <style:style style:name="P47" style:family="paragraph" style:parent-style-name="Standard" style:list-style-name="L11">
      <style:text-properties officeooo:rsid="0011ba64" officeooo:paragraph-rsid="0011ba64"/>
    </style:style>
    <style:style style:name="P48" style:family="paragraph" style:parent-style-name="Standard" style:list-style-name="L12">
      <style:text-properties officeooo:rsid="0011ba64" officeooo:paragraph-rsid="0011ba64"/>
    </style:style>
    <style:style style:name="P49" style:family="paragraph" style:parent-style-name="Standard" style:list-style-name="L13">
      <style:text-properties officeooo:rsid="0011ba64" officeooo:paragraph-rsid="0011ba64"/>
    </style:style>
    <style:style style:name="P50" style:family="paragraph" style:parent-style-name="Standard" style:list-style-name="L6"/>
    <style:style style:name="P51" style:family="paragraph" style:parent-style-name="Standard" style:list-style-name="L6">
      <style:text-properties officeooo:paragraph-rsid="000fc5c8"/>
    </style:style>
    <style:style style:name="P52" style:family="paragraph" style:parent-style-name="Standard" style:list-style-name="L7"/>
    <style:style style:name="P53" style:family="paragraph" style:parent-style-name="Standard" style:list-style-name="L7">
      <style:text-properties officeooo:rsid="001049c2" officeooo:paragraph-rsid="001049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47e" style:font-weight-asian="normal" style:font-weight-complex="normal"/>
    </style:style>
    <style:style style:name="T3" style:family="text">
      <style:text-properties fo:font-weight="normal" officeooo:rsid="000e0e42" style:font-weight-asian="normal" style:font-weight-complex="normal"/>
    </style:style>
    <style:style style:name="T4" style:family="text">
      <style:text-properties fo:font-weight="normal" officeooo:rsid="000edcec" style:font-weight-asian="normal" style:font-weight-complex="normal"/>
    </style:style>
    <style:style style:name="T5" style:family="text">
      <style:text-properties fo:font-weight="normal" officeooo:rsid="000f66a0" style:font-weight-asian="normal" style:font-weight-complex="normal"/>
    </style:style>
    <style:style style:name="T6" style:family="text">
      <style:text-properties fo:font-weight="normal" officeooo:rsid="0011ba6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947e" style:font-weight-asian="bold" style:font-weight-complex="bold"/>
    </style:style>
    <style:style style:name="T9" style:family="text">
      <style:text-properties officeooo:rsid="000edcec"/>
    </style:style>
    <style:style style:name="T10" style:family="text">
      <style:text-properties officeooo:rsid="000f66a0"/>
    </style:style>
    <style:style style:name="T11" style:family="text">
      <style:text-properties officeooo:rsid="000fc5c8"/>
    </style:style>
    <style:style style:name="T12" style:family="text">
      <style:text-properties officeooo:rsid="001049c2"/>
    </style:style>
    <style:style style:name="T13" style:family="text">
      <style:text-properties officeooo:rsid="0011ba64"/>
    </style:style>
    <style:style style:name="T14" style:family="text">
      <style:text-properties officeooo:rsid="00181080"/>
    </style:style>
    <style:style style:name="T15" style:family="text">
      <style:text-properties officeooo:rsid="001addcf"/>
    </style:style>
    <style:style style:name="T16" style:family="text">
      <style:text-properties officeooo:rsid="00174f5f"/>
    </style:style>
    <style:style style:name="T17" style:family="text">
      <style:text-properties officeooo:rsid="00198114"/>
    </style:style>
    <style:style style:name="T18" style:family="text">
      <style:text-properties officeooo:rsid="00145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Cenário: </text:span><text:span text:style-name="T2">Usuário cria um bolão </text:span></text:p>
      <text:p text:style-name="P8"/>
      <text:list xml:id="list1759504865" text:style-name="L1">
        <text:list-item>
          <text:p text:style-name="P13">Usuário efetua login</text:p>
        </text:list-item>
        <text:list-item>
          <text:p text:style-name="P14">Sistema exibe lista de bolões</text:p>
        </text:list-item>
        <text:list-item>
          <text:p text:style-name="P13">Usuário seleciona a opção “Novo bolão”</text:p>
        </text:list-item>
        <text:list-item>
          <text:p text:style-name="P13">Sistema exibe tela para criação de um novo bolão</text:p>
        </text:list-item>
        <text:list-item>
          <text:p text:style-name="P20">Usuário informa as informações necessárias para o bolão e clica para passar para próxima tela</text:p>
        </text:list-item>
        <text:list-item>
          <text:p text:style-name="P20">Sistema verifica se todas as informações necessárias foram dadas</text:p>
        </text:list-item>
        <text:list-item>
          <text:p text:style-name="P20">Sistema exibe tela para cadastro de jogos</text:p>
        </text:list-item>
        <text:list-item>
          <text:p text:style-name="P31"><text:span text:style-name="T1">Usuário informa os times que se enfrentarão em cada jogo do bolão </text:span><text:span text:style-name="T3">e a data deles </text:span><text:span text:style-name="T1">e clica para confirmar cadastro</text:span></text:p>
        </text:list-item>
        <text:list-item>
          <text:p text:style-name="P20">Sistema verifica se os jogos estão cadastrados de forma correta</text:p>
        </text:list-item>
        <text:list-item>
          <text:p text:style-name="P20">Sistema exibe tela de confirmação de cadastro de bolão</text:p>
        </text:list-item>
      </text:list>
      <text:p text:style-name="P9"/>
      <text:p text:style-name="P1">Cenário: <text:span text:style-name="T1">Usuário cadastra </text:span><text:span text:style-name="T3">um j</text:span><text:span text:style-name="T1">ogo num bolão existente</text:span></text:p>
      <text:p text:style-name="P8"/>
      <text:list xml:id="list1285099641" text:style-name="L2">
        <text:list-item>
          <text:p text:style-name="P21">Usuário apostador efetua login </text:p>
        </text:list-item>
        <text:list-item>
          <text:p text:style-name="P22">Sistema exibe lista de bolões</text:p>
        </text:list-item>
        <text:list-item>
          <text:p text:style-name="P32"><text:span text:style-name="T13">A</text:span>postador acessa página “<text:span text:style-name="T15">Meus Bolões”</text:span></text:p>
        </text:list-item>
        <text:list-item>
          <text:p text:style-name="P15">Sistema exibe na tela a lista de bolões que o usuário participa</text:p>
        </text:list-item>
        <text:list-item>
          <text:p text:style-name="P21">Usuário consulta um bolão criado por ele </text:p>
        </text:list-item>
        <text:list-item>
          <text:p text:style-name="P38"><text:span text:style-name="T1">Sistema exibe </text:span><text:span text:style-name="T4">informações </text:span><text:span text:style-name="T1">do bolão</text:span></text:p>
        </text:list-item>
        <text:list-item>
          <text:p text:style-name="P21">Usuário seleciona para adicionar mais jogos ao bolão</text:p>
        </text:list-item>
        <text:list-item>
          <text:p text:style-name="P21">Sistema exibe tela para cadastro de jogos</text:p>
        </text:list-item>
        <text:list-item>
          <text:p text:style-name="P21">Usuário informa os times que participarão do jogo e a data do jogo e confirma</text:p>
        </text:list-item>
        <text:list-item>
          <text:p text:style-name="P21">Sistema verifica se as informações foram dadas de forma correta</text:p>
        </text:list-item>
        <text:list-item>
          <text:p text:style-name="P21">Sistema exibe tela de confirmação de cadastro de jogo e volta para a tela principal do bolão</text:p>
        </text:list-item>
      </text:list>
      <text:p text:style-name="P10"/>
      <text:p text:style-name="P2">Cenário: <text:span text:style-name="T1">Usuário cria uma aposta</text:span></text:p>
      <text:p text:style-name="P10"/>
      <text:list xml:id="list3243982770" text:style-name="L3">
        <text:list-item>
          <text:p text:style-name="P24">Usuário apostador efetua login</text:p>
        </text:list-item>
        <text:list-item>
          <text:p text:style-name="P24">Sistema exibe lista de bolões</text:p>
        </text:list-item>
        <text:list-item>
          <text:p text:style-name="P23">Usuário apostador consulta um bolão que participa </text:p>
        </text:list-item>
        <text:list-item>
          <text:p text:style-name="P26">Sistema exibe informações do bolão</text:p>
        </text:list-item>
        <text:list-item>
          <text:p text:style-name="P23">Usuário seleciona um jogo futuro no bolão no qual ainda não tenha apostado</text:p>
        </text:list-item>
        <text:list-item>
          <text:p text:style-name="P23">Sistema exibe tela para inserção de aposta</text:p>
        </text:list-item>
        <text:list-item>
          <text:p text:style-name="P23">Usuário informa o <text:span text:style-name="T18">placar apostado </text:span>e confirma</text:p>
        </text:list-item>
        <text:list-item>
          <text:p text:style-name="P23">Sistema exibe tela de confirmação de aposta e volta para a tela principal do bolão</text:p>
        </text:list-item>
      </text:list>
      <text:p text:style-name="P10"/>
      <text:p text:style-name="P2">Cenário: <text:span text:style-name="T1">Usuário edita uma aposta </text:span></text:p>
      <text:p text:style-name="P10"/>
      <text:list xml:id="list1716242406" text:style-name="L4">
        <text:list-item>
          <text:p text:style-name="P25">Usuário apostador efetua login</text:p>
        </text:list-item>
        <text:list-item>
          <text:p text:style-name="P25">Sistema exibe lista de bolões</text:p>
        </text:list-item>
        <text:list-item>
          <text:p text:style-name="P27">Usuário apostador consulta um bolão que participa</text:p>
        </text:list-item>
        <text:list-item>
          <text:p text:style-name="P39"><text:span text:style-name="T1">Usuário seleciona um jogo futuro no bolão no qual já tenha apostado </text:span><text:span text:style-name="T5">e que o botão de “Editar Aposta” esteja disponível</text:span></text:p>
        </text:list-item>
        <text:list-item>
          <text:p text:style-name="P40"><text:span text:style-name="T5">U</text:span><text:span text:style-name="T1">suário seleciona “Editar Aposta”</text:span></text:p>
        </text:list-item>
        <text:list-item>
          <text:p text:style-name="P27">Sistema exibe tela com <text:span text:style-name="T18">o placar apostado antes</text:span> pelo usuário</text:p>
        </text:list-item>
        <text:list-item>
          <text:p text:style-name="P27">Usuário edita o <text:span text:style-name="T18">placar </text:span>inserido e confirma</text:p>
        </text:list-item>
        <text:list-item>
          <text:p text:style-name="P27">Sistema exibe tela de confirmação de aposta e volta para a tela principal do bolão </text:p>
        </text:list-item>
      </text:list>
      <text:p text:style-name="P11"/>
      <text:p text:style-name="P3"><text:soft-page-break/>Cenário:<text:span text:style-name="T1"> Usuário convida apostadores para seu bolão</text:span></text:p>
      <text:p text:style-name="P11"/>
      <text:list xml:id="list3016133819" text:style-name="L5">
        <text:list-item>
          <text:p text:style-name="P44">Usuário <text:span text:style-name="T12">apostador </text:span>efetua login</text:p>
        </text:list-item>
        <text:list-item>
          <text:p text:style-name="P44">Sistema exibe lista de bolões</text:p>
        </text:list-item>
        <text:list-item>
          <text:p text:style-name="P33"><text:span text:style-name="T13">A</text:span>postador acessa página “<text:span text:style-name="T15">Meus Bolões”</text:span></text:p>
        </text:list-item>
        <text:list-item>
          <text:p text:style-name="P45">Sistema exibe na tela a lista de bolões que o usuário participa</text:p>
        </text:list-item>
        <text:list-item>
          <text:p text:style-name="P44">Usuário acessa um bolão <text:span text:style-name="T10">criado por ele</text:span></text:p>
        </text:list-item>
        <text:list-item>
          <text:p text:style-name="P44">Sistema exibe informações do bolão</text:p>
        </text:list-item>
        <text:list-item>
          <text:p text:style-name="P44">Usuário clica em <text:span text:style-name="T10">“Convidar apostadores”</text:span></text:p>
        </text:list-item>
        <text:list-item>
          <text:p text:style-name="P44">Sistema exibe um<text:span text:style-name="T10">a tela para </text:span>seleção de apostadores <text:span text:style-name="T10">a serem convidados</text:span></text:p>
        </text:list-item>
        <text:list-item>
          <text:p text:style-name="P44"><text:span text:style-name="T9">U</text:span>suário insere o nome de um ou mais apostadores a serem convidados e confirma</text:p>
        </text:list-item>
        <text:list-item>
          <text:p text:style-name="P44">Sistema envia convite para os apostadores escolhidos</text:p>
        </text:list-item>
      </text:list>
      <text:p text:style-name="Standard"/>
      <text:p text:style-name="Standard"><text:span text:style-name="T7">Cenário:</text:span> <text:span text:style-name="T10">Usuário responde aceitar </text:span>convite <text:span text:style-name="T10">para participar de bolão</text:span></text:p>
      <text:p text:style-name="Standard"/>
      <text:list xml:id="list154914451" text:style-name="L6">
        <text:list-item>
          <text:p text:style-name="P50">Usuário <text:span text:style-name="T12">apostador </text:span>efetua login</text:p>
        </text:list-item>
        <text:list-item>
          <text:p text:style-name="P50">Sistema exibe lista de bolões</text:p>
        </text:list-item>
        <text:list-item>
          <text:p text:style-name="P50">Sistema <text:span text:style-name="T10">sinaliza </text:span>uma nova notificação no menu</text:p>
        </text:list-item>
        <text:list-item>
          <text:p text:style-name="P50">Usuário <text:span text:style-name="T10">verifica notificação e </text:span>abre convite para participar de um bolão</text:p>
        </text:list-item>
        <text:list-item>
          <text:p text:style-name="P50">Sistema carrega opção de participar ou ignorar o convite</text:p>
        </text:list-item>
        <text:list-item>
          <text:p text:style-name="P50">Usuário escolhe participar <text:span text:style-name="T10">do bolão</text:span></text:p>
        </text:list-item>
        <text:list-item>
          <text:p text:style-name="P50">Sistema <text:span text:style-name="T10">exibe informações do bolão</text:span></text:p>
        </text:list-item>
      </text:list>
      <text:p text:style-name="Standard"/>
      <text:p text:style-name="P6"><text:span text:style-name="T7">Cenário:</text:span> <text:span text:style-name="T10">Usuário responde recusar </text:span>convite <text:span text:style-name="T10">para participar de bolão</text:span></text:p>
      <text:p text:style-name="P6"/>
      <text:list xml:id="list160836562919379" text:continue-numbering="true" text:style-name="L6">
        <text:list-item>
          <text:p text:style-name="P51">Usuário <text:span text:style-name="T12">apostador </text:span>efetua login</text:p>
        </text:list-item>
        <text:list-item>
          <text:p text:style-name="P51">Sistema exibe lista de bolões</text:p>
        </text:list-item>
        <text:list-item>
          <text:p text:style-name="P51">Sistema <text:span text:style-name="T10">sinaliza </text:span>uma nova notificação no menu</text:p>
        </text:list-item>
        <text:list-item>
          <text:p text:style-name="P51">Usuário <text:span text:style-name="T10">verifica notificações e </text:span>abre convite para participar de um bolão</text:p>
        </text:list-item>
        <text:list-item>
          <text:p text:style-name="P51">Sistema carrega opção de participar ou ignorar o convite</text:p>
        </text:list-item>
        <text:list-item>
          <text:p text:style-name="P51">Usuário escolhe <text:span text:style-name="T11">ignorar convite</text:span></text:p>
        </text:list-item>
        <text:list-item>
          <text:p text:style-name="P51">Sistema <text:span text:style-name="T11">exibe tela principal com lista de bolões disponíveis</text:span></text:p>
        </text:list-item>
      </text:list>
      <text:p text:style-name="Standard"/>
      <text:p text:style-name="Standard"><text:span text:style-name="T7">Cenário: </text:span>Solicitar participação no bolão</text:p>
      <text:p text:style-name="Standard"/>
      <text:list xml:id="list2574609326" text:style-name="L7">
        <text:list-item>
          <text:p text:style-name="P52">Usuário <text:span text:style-name="T12">apostador </text:span>efetua login</text:p>
        </text:list-item>
        <text:list-item>
          <text:p text:style-name="P52">Sistema exibe lista de bolões</text:p>
        </text:list-item>
        <text:list-item>
          <text:p text:style-name="P52">Usuário <text:span text:style-name="T11">escolhe da lista </text:span>um bolão <text:span text:style-name="T11">que não participa e não criou</text:span></text:p>
        </text:list-item>
        <text:list-item>
          <text:p text:style-name="P52">Usuário clica em “Participar do bolão”</text:p>
        </text:list-item>
        <text:list-item>
          <text:p text:style-name="P53">Sistema envia notificação para administrador do bolão sobre a <text:span text:style-name="T13">solicitação</text:span></text:p>
        </text:list-item>
      </text:list>
      <text:p text:style-name="P7"/>
      <text:p text:style-name="P4">Cenário: <text:span text:style-name="T1">Usuário aceita solicitação para participar do bolão </text:span></text:p>
      <text:p text:style-name="P28"/>
      <text:list xml:id="list3080969550" text:style-name="L8">
        <text:list-item>
          <text:p text:style-name="P29">Usuário apostador A efetua login</text:p>
        </text:list-item>
        <text:list-item>
          <text:p text:style-name="P29">Sistema exibe lista de bolões</text:p>
        </text:list-item>
        <text:list-item>
          <text:p text:style-name="P29">Sistema sinaliza uma nova notificação no menu</text:p>
        </text:list-item>
        <text:list-item>
          <text:p text:style-name="P29">Usuário A verifica notificações e abre uma solicitação do usuário B para participar de um bolão criado por ele</text:p>
        </text:list-item>
        <text:list-item>
          <text:p text:style-name="P29">Sistema carrega opção de aceitar ou rejeitar a solicitação</text:p>
        </text:list-item>
        <text:list-item>
          <text:p text:style-name="P29">Usuário A clica em “Aceitar solicitação”</text:p>
        </text:list-item>
        <text:list-item>
          <text:p text:style-name="P29">Sistema inclui usuário B na lista de participantes do bolão</text:p>
        </text:list-item>
        <text:list-item>
          <text:p text:style-name="P16">Sistema inclui o bolão na lista de bolões que o usuário B participa</text:p>
        </text:list-item>
      </text:list>
      <text:p text:style-name="P4"><text:soft-page-break/>Cenário: <text:span text:style-name="T1">Usuário recusa solicitação para participar do bolão</text:span></text:p>
      <text:p text:style-name="P11"/>
      <text:list xml:id="list1596594801" text:style-name="L9">
        <text:list-item>
          <text:p text:style-name="P30">Usuário apostador A efetua login</text:p>
        </text:list-item>
        <text:list-item>
          <text:p text:style-name="P30">Sistema exibe lista de bolões</text:p>
        </text:list-item>
        <text:list-item>
          <text:p text:style-name="P30">Sistema sinaliza uma nova notificação no menu</text:p>
        </text:list-item>
        <text:list-item>
          <text:p text:style-name="P30">Usuário A verifica notificações e abre uma solicitação do usuário B para participar de um bolão criado por ele</text:p>
        </text:list-item>
        <text:list-item>
          <text:p text:style-name="P30">Sistema carrega opção de aceitar ou rejeitar a solicitação</text:p>
        </text:list-item>
        <text:list-item>
          <text:p text:style-name="P41"><text:span text:style-name="T1">Usuário A clica em “</text:span><text:span text:style-name="T6">Rejeitar solicitação</text:span><text:span text:style-name="T1">”</text:span></text:p>
        </text:list-item>
        <text:list-item>
          <text:p text:style-name="P41"><text:span text:style-name="T1">Sistema </text:span><text:span text:style-name="T6">exibe tela principal com lista de bolões disponíveis</text:span></text:p>
        </text:list-item>
        <text:list-item>
          <text:p text:style-name="P17">Sistema envia notificação para usuário B sobre a rejeição da solicitação</text:p>
        </text:list-item>
      </text:list>
      <text:p text:style-name="P18"/>
      <text:p text:style-name="P12"><text:span text:style-name="T7">Cenário:</text:span> <text:span text:style-name="T13">U</text:span>suário <text:span text:style-name="T14">apostador</text:span> verifica histórico de apostas para um bolão específico.</text:p>
      <text:p text:style-name="P12"/>
      <text:list xml:id="list3200651880" text:style-name="L10">
        <text:list-item>
          <text:p text:style-name="P34"><text:span text:style-name="T13">U</text:span>suário apostador efetua login</text:p>
        </text:list-item>
        <text:list-item>
          <text:p text:style-name="P34"><text:span text:style-name="T13">A</text:span>postador acessa página com seu histórico de apostas</text:p>
        </text:list-item>
        <text:list-item>
          <text:p text:style-name="P46">Sistema exibe tela com uma lista de bolões que já participou</text:p>
        </text:list-item>
        <text:list-item>
          <text:p text:style-name="P34"><text:span text:style-name="T13">A</text:span>postador seleciona o bolão <text:span text:style-name="T16">do qual deseja verificar seu histórico de apostas</text:span></text:p>
        </text:list-item>
        <text:list-item>
          <text:p text:style-name="P46">O sistema exibe na tela cada aposta que o usuário fez para cada jogo.</text:p>
        </text:list-item>
      </text:list>
      <text:p text:style-name="P12"/>
      <text:p text:style-name="P12"><text:span text:style-name="T7">Cenário:</text:span> <text:span text:style-name="T13">Administrador de um bolão exclui um outro apostador do seu bolão.</text:span></text:p>
      <text:p text:style-name="P12"/>
      <text:list xml:id="list1713801283" text:style-name="L11">
        <text:list-item>
          <text:p text:style-name="P35"><text:span text:style-name="T13">U</text:span>suário apostador efetua login</text:p>
        </text:list-item>
        <text:list-item>
          <text:p text:style-name="P35"><text:span text:style-name="T13">A</text:span>postador acessa página “<text:span text:style-name="T15">Meus Bolões”</text:span></text:p>
        </text:list-item>
        <text:list-item>
          <text:p text:style-name="P47">Sistema exibe na tela a lista de bolões que o usuário participa</text:p>
        </text:list-item>
        <text:list-item>
          <text:p text:style-name="P35"><text:span text:style-name="T13">A</text:span>postador seleciona <text:span text:style-name="T13">um </text:span>bolão <text:span text:style-name="T16">do qual é administrador e deseja excluir um apostador</text:span></text:p>
        </text:list-item>
        <text:list-item>
          <text:p text:style-name="P47">O sistema exibe na tela os detalhes do bolão, como lista de participante e de jogos</text:p>
        </text:list-item>
        <text:list-item>
          <text:p text:style-name="P47">O sistema habilita o botão de exclusão, pois o usuário é o administrador do bolão e o prazo para exclusão ainda não foi ultrapassado</text:p>
        </text:list-item>
        <text:list-item>
          <text:p text:style-name="P47">Usuário seleciona a opção “excluir” para o apostador desejado</text:p>
        </text:list-item>
        <text:list-item>
          <text:p text:style-name="P35"><text:span text:style-name="T13">O sistema exibe</text:span> <text:span text:style-name="T17">uma alerta para ter certeza de que o administrador do bolão deseja excluir aquele apostador</text:span></text:p>
        </text:list-item>
        <text:list-item>
          <text:p text:style-name="P47">O administrador do bolão confirma</text:p>
        </text:list-item>
        <text:list-item>
          <text:p text:style-name="P47">O sistema exclui todas as apostas de jogos não finalizadas daquele apostador e remove seu acesso àquele bolão.</text:p>
        </text:list-item>
      </text:list>
      <text:p text:style-name="P12"/>
      <text:p text:style-name="P12"><text:span text:style-name="T7">Cenário:</text:span> <text:span text:style-name="T13">Administrador de um bolão tenta excluir um outro apostador do seu bolão fora do prazo permitido.</text:span></text:p>
      <text:p text:style-name="P12"/>
      <text:list xml:id="list1984356592" text:style-name="L12">
        <text:list-item>
          <text:p text:style-name="P36"><text:span text:style-name="T13">U</text:span>suário apostador efetua login</text:p>
        </text:list-item>
        <text:list-item>
          <text:p text:style-name="P36"><text:span text:style-name="T13">A</text:span>postador acessa página “<text:span text:style-name="T15">Meus Bolões”</text:span></text:p>
        </text:list-item>
        <text:list-item>
          <text:p text:style-name="P48">Sistema exibe na tela a lista de bolões que o usuário participa</text:p>
        </text:list-item>
        <text:list-item>
          <text:p text:style-name="P36"><text:span text:style-name="T13">A</text:span>postador seleciona <text:span text:style-name="T13">um</text:span> bolão <text:span text:style-name="T16">do qual é administrador e deseja excluir um apostador</text:span></text:p>
        </text:list-item>
        <text:list-item>
          <text:p text:style-name="P48">O sistema exibe na tela os detalhes do bolão, como lista de participante e de jogos</text:p>
        </text:list-item>
        <text:list-item>
          <text:p text:style-name="P48">O sistema desabilita o botão de exclusão, pois apesar de o usuário ser o administrador do bolão, o prazo para exclusão foi ultrapassado</text:p>
        </text:list-item>
        <text:list-item>
          <text:p text:style-name="P48">Usuário seleciona a opção “excluir” para o apostador desejado</text:p>
        </text:list-item>
        <text:list-item>
          <text:p text:style-name="P48">O sistema não faz nada, pois o botão está desabilitado.</text:p>
        </text:list-item>
      </text:list>
      <text:p text:style-name="P12"/>
      <text:p text:style-name="P12"/>
      <text:p text:style-name="P12"/>
      <text:p text:style-name="P12"/>
      <text:p text:style-name="P12"><text:soft-page-break/><text:span text:style-name="T7">Cenário:</text:span> <text:span text:style-name="T13">Administrador de um bolão registra o resultado de um jogo.</text:span></text:p>
      <text:p text:style-name="P12"/>
      <text:list xml:id="list4283233337" text:style-name="L13">
        <text:list-item>
          <text:p text:style-name="P37"><text:span text:style-name="T13">U</text:span>suário apostador efetua login</text:p>
        </text:list-item>
        <text:list-item>
          <text:p text:style-name="P37"><text:span text:style-name="T13">A</text:span>postador acessa página “<text:span text:style-name="T15">Meus Bolões”</text:span></text:p>
        </text:list-item>
        <text:list-item>
          <text:p text:style-name="P49">Sistema exibe na tela a lista de bolões que o usuário participa</text:p>
        </text:list-item>
        <text:list-item>
          <text:p text:style-name="P37"><text:span text:style-name="T13">A</text:span>postador seleciona <text:span text:style-name="T13">um</text:span> bolão <text:span text:style-name="T16">do qual é administrador e deseja registrar um resultado</text:span></text:p>
        </text:list-item>
        <text:list-item>
          <text:p text:style-name="P49">O sistema exibe na tela os detalhes do bolão, como lista de participante e de jogos</text:p>
        </text:list-item>
        <text:list-item>
          <text:p text:style-name="P49">O sistema habilita o botão de registrar um resultado, pois o usuário é o administrador do bolão e a data do jogo foi alcançada</text:p>
        </text:list-item>
        <text:list-item>
          <text:p text:style-name="P49">Usuário seleciona a opção “registrar resultado” para o jogo desejado</text:p>
        </text:list-item>
        <text:list-item>
          <text:p text:style-name="P49">O sistema habilita a caixa de texto contendo o placar do jogo</text:p>
        </text:list-item>
        <text:list-item>
          <text:p text:style-name="P49">Usuário digita o placar</text:p>
        </text:list-item>
        <text:list-item>
          <text:p text:style-name="P49">Usuário clica em “confirmar”</text:p>
        </text:list-item>
        <text:list-item>
          <text:p text:style-name="P19">Sistema salva o resultado do jogo e automaticamente premia o vencedor.</text:p>
        </text:list-item>
      </text:list>
      <text:p text:style-name="P18"/>
      <text:p text:style-name="P42">Cenário: <text:span text:style-name="T1">Administrador do sistema exclui um bolão</text:span></text:p>
      <text:p text:style-name="P42"><text:span text:style-name="T1"/></text:p>
      <text:list xml:id="list4225069820" text:style-name="L14">
        <text:list-item>
          <text:p text:style-name="P43"><text:span text:style-name="T1">Usuário administrador do sistema consulta todos os bolões existentes</text:span></text:p>
        </text:list-item>
        <text:list-item>
          <text:p text:style-name="P43"><text:span text:style-name="T1">Sistema exibe na tela a lista de todos bolões existentes no sistema </text:span></text:p>
        </text:list-item>
        <text:list-item>
          <text:p text:style-name="P43"><text:span text:style-name="T1">O botão de excluir um bolão estará habilitado, pois o usuário é um administrador do sistema</text:span></text:p>
        </text:list-item>
        <text:list-item>
          <text:p text:style-name="P43"><text:span text:style-name="T1">Usuário seleciona o botão “excluir bolão” para o bolão que deseja excluir</text:span></text:p>
        </text:list-item>
        <text:list-item>
          <text:p text:style-name="P43"><text:span text:style-name="T1">Sistema exibe um alerta para ter certeza de que o administrador deseja excluir aquele bolão </text:span></text:p>
        </text:list-item>
        <text:list-item>
          <text:p text:style-name="P43"><text:span text:style-name="T1">Usuário confirma a exclusão </text:span></text:p>
        </text:list-item>
        <text:list-item>
          <text:p text:style-name="P43"><text:span text:style-name="T1">Sistema exibe uma mensagem de confirmação da exclusão do bolão e exclui aquele bolão do sistem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55:31.761000000</meta:creation-date>
    <dc:date>2018-11-20T16:08:34.657000000</dc:date>
    <meta:editing-duration>PT1H9M16S</meta:editing-duration>
    <meta:editing-cycles>6</meta:editing-cycles>
    <meta:generator>LibreOffice/6.0.4.2$Windows_X86_64 LibreOffice_project/9b0d9b32d5dcda91d2f1a96dc04c645c450872bf</meta:generator>
    <meta:document-statistic meta:table-count="0" meta:image-count="0" meta:object-count="0" meta:page-count="4" meta:paragraph-count="138" meta:word-count="1391" meta:character-count="7916" meta:non-whitespace-character-count="6775"/>
  </office:meta>
</office:document-meta>
</file>